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, serif"/>
    <style:font-face style:name="Times New Roman1" svg:font-family="'Times New Roman', serif"/>
    <style:font-face style:name="Arial1" svg:font-family="Arial" style:font-family-generic="swiss"/>
    <style:font-face style:name="Arial Unicode MS" svg:font-family="'Arial Unicode MS'" style:font-family-generic="roman" style:font-pitch="variable"/>
    <style:font-face style:name="Baskerville" svg:font-family="Baskerville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ookman Old Style" svg:font-family="'Bookman Old Styl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text-properties style:font-name="Liberation Serif" fo:font-size="11pt" style:font-size-asian="11pt" style:font-size-complex="11pt"/>
    </style:style>
    <style:style style:name="P3" style:family="paragraph" style:parent-style-name="Standard">
      <style:text-properties style:font-name="Times New Roman" fo:font-size="10pt" style:font-size-asian="1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style:font-size-asian="10pt"/>
    </style:style>
    <style:style style:name="P5" style:family="paragraph" style:parent-style-name="Standard">
      <style:text-properties style:font-name="Times New Roman" fo:font-size="8.5pt" style:font-size-asian="8.5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8.5pt" style:font-size-asian="8.5pt"/>
    </style:style>
    <style:style style:name="P7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style:font-name="Times New Roman" fo:font-size="7pt" style:font-size-asian="7pt"/>
    </style:style>
    <style:style style:name="P8" style:family="paragraph" style:parent-style-name="Standard">
      <style:paragraph-properties fo:margin-left="0cm" fo:margin-right="0cm" fo:text-align="justify" style:justify-single-word="false" fo:text-indent="2.499cm" style:auto-text-indent="false"/>
    </style:style>
    <style:style style:name="P9" style:family="paragraph" style:parent-style-name="termo_20_de_20_audiência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</style:style>
    <style:style style:name="P10" style:family="paragraph" style:parent-style-name="termo_20_de_20_audiência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style:font-name="Times New Roman" fo:font-size="12pt" style:font-size-asian="12pt"/>
    </style:style>
    <style:style style:name="P11" style:family="paragraph" style:parent-style-name="termo_20_de_20_audiência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style:font-name="Times New Roman" fo:font-size="7pt" style:font-size-asian="7pt"/>
    </style:style>
    <style:style style:name="P12" style:family="paragraph" style:parent-style-name="termo_20_de_20_audiência">
      <style:paragraph-properties fo:margin-left="0cm" fo:margin-right="0cm" fo:line-height="100%" fo:text-indent="2.499cm" style:auto-text-indent="false">
        <style:tab-stops>
          <style:tab-stop style:position="0cm"/>
        </style:tab-stops>
      </style:paragraph-properties>
    </style:style>
    <style:style style:name="P13" style:family="paragraph" style:parent-style-name="Text_20_body_20_indent">
      <style:paragraph-properties fo:margin-left="1.109cm" fo:margin-right="-0.609cm" fo:margin-top="0cm" fo:margin-bottom="0.212cm" loext:contextual-spacing="false" fo:text-indent="1.39cm" style:auto-text-indent="false"/>
    </style:style>
    <style:style style:name="P14" style:family="paragraph" style:parent-style-name="Text_20_body_20_indent">
      <style:paragraph-properties fo:margin-left="0cm" fo:margin-right="-0.609cm" fo:margin-top="0cm" fo:margin-bottom="0.212cm" loext:contextual-spacing="false" fo:text-indent="2.499cm" style:auto-text-indent="false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0pt" fo:font-weight="bold" style:font-size-asian="10pt" style:font-weight-asian="bold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font-name="Times New Roman" fo:font-size="11pt" style:font-size-asian="11pt"/>
    </style:style>
    <style:style style:name="T5" style:family="text">
      <style:text-properties style:font-name="Times New Roman" fo:font-size="11pt" fo:font-style="italic" style:font-size-asian="11pt" style:font-style-asian="italic"/>
    </style:style>
    <style:style style:name="T6" style:family="text">
      <style:text-properties style:font-name="Times New Roman" fo:font-size="11pt" fo:font-style="normal" style:font-size-asian="11pt" style:font-style-asian="normal"/>
    </style:style>
    <style:style style:name="T7" style:family="text">
      <style:text-properties style:font-name="Garamond" fo:font-size="12pt" style:font-size-asian="12pt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" fo:font-size="12pt" style:font-size-asian="12pt"/>
    </style:style>
    <style:style style:name="T10" style:family="text">
      <style:text-properties fo:color="#000000" style:font-name="Times New Roman" fo:font-size="12pt" fo:font-weight="bold" style:font-size-asian="12pt" style:font-weight-asian="bold"/>
    </style:style>
    <style:style style:name="T11" style:family="text">
      <style:text-properties fo:color="#000000" style:font-name="Times New Roman" fo:font-size="12pt" fo:font-weight="normal" style:font-size-asian="12pt" style:font-weight-asian="normal"/>
    </style:style>
    <style:style style:name="T12" style:family="text">
      <style:text-properties fo:color="#000000" style:font-name="Times New Roman1" fo:font-size="12pt"/>
    </style:style>
    <style:style style:name="T13" style:family="text">
      <style:text-properties fo:color="#000000" fo:font-size="12pt"/>
    </style:style>
    <style:style style:name="T14" style:family="text">
      <style:text-properties fo:color="#000000" fo:font-size="12pt" style:font-size-asian="12pt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000000"/>
    </style:style>
    <style:style style:name="T17" style:family="text">
      <style:text-properties fo:color="#000000"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style:font-name="Times New Roman1" fo:font-size="12pt"/>
    </style:style>
    <style:style style:name="T20" style:family="text">
      <style:text-properties fo:font-variant="normal" fo:text-transform="none" style:font-name="Times New Roman1" fo:font-size="12pt" fo:font-style="normal" fo:font-weight="normal"/>
    </style:style>
    <style:style style:name="T21" style:family="text">
      <style:text-properties fo:font-variant="normal" fo:text-transform="none" fo:color="#000000" style:font-name="Times New Roman1" fo:font-size="12pt" fo:font-style="normal" fo:font-weight="normal" style:font-size-asian="12pt"/>
    </style:style>
    <style:style style:name="T22" style:family="text">
      <style:text-properties fo:font-variant="normal" fo:text-transform="none" fo:color="#000000" style:font-name="Times New Roman" fo:font-size="12pt" fo:font-style="normal" fo:font-weight="normal" style:font-size-asian="12pt"/>
    </style:style>
    <style:style style:name="T23" style:family="text">
      <style:text-properties fo:font-variant="normal" fo:text-transform="none" fo:color="#000000" fo:font-size="12pt" fo:font-style="normal" fo:font-weight="normal" style:font-size-asian="12pt"/>
    </style:style>
    <style:style style:name="T24" style:family="text">
      <style:text-properties fo:font-variant="normal" fo:text-transform="none" fo:color="#000000" fo:font-size="12pt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fo:font-style="normal" fo:font-weight="normal"/>
    </style:style>
    <style:style style:name="T26" style:family="text">
      <style:text-properties fo:font-variant="normal" fo:text-transform="none" fo:color="#000000" fo:font-size="10pt" fo:font-style="normal" fo:font-weight="normal" style:font-size-asian="10pt" style:font-size-complex="10pt"/>
    </style:style>
    <style:style style:name="T27" style:family="text">
      <style:text-properties fo:font-variant="normal" fo:text-transform="none" fo:font-size="12pt" fo:font-style="normal" fo:font-weight="normal"/>
    </style:style>
    <style:style style:name="T28" style:family="text">
      <style:text-properties fo:font-variant="normal" fo:text-transform="none" style:font-name="Liberation Serif" fo:font-size="12pt" fo:font-style="normal" fo:font-weight="normal"/>
    </style:style>
    <style:style style:name="T29" style:family="text"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T30" style:family="text">
      <style:text-properties fo:font-variant="normal" fo:text-transform="none" style:font-name="Liberation Serif" fo:font-style="normal" fo:font-weight="normal"/>
    </style:style>
    <style:style style:name="T31" style:family="text">
      <style:text-properties fo:font-variant="normal" fo:text-transform="none" style:font-name="Liberation Serif" fo:font-size="11pt" fo:font-style="normal" fo:font-weight="normal" style:font-size-asian="11pt" style:font-size-complex="11pt"/>
    </style:style>
    <style:style style:name="T32" style:family="text">
      <style:text-properties fo:font-variant="normal" fo:text-transform="none" style:font-name="Liberation Serif" fo:font-size="10pt" fo:font-style="normal" fo:font-weight="normal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stos etc.</text:p>
      <text:p text:style-name="P4">Trata-se de execução de pena privativa de liberdade imposta a JOÃO BERNARDO DA SILVA NETO, que a cumpre</text:p>
      <text:p text:style-name="P4">atualmente em regime aberto, o qual requereu autorização de saída temporária para viagem a São Paulo/SP , com</text:p>
      <text:p text:style-name="P4">embarque previsto para 31/03/2019 em João Pessoa/PB, e retorno em 03/04/2019, visando acompanhar sua genitora em</text:p>
      <text:p text:style-name="P4">consulta médica marcada em 01/04/2019 no Hospital Alemão Oswaldo Cruz (evento 33).</text:p>
      <text:p text:style-name="P4">Relatados.</text:p>
      <text:p text:style-name="P4">De logo registro que, conforme bem colocou o Min. Celso de Mello, apesar da LEP referir-se apenas aos sentenciados</text:p>
      <text:p text:style-name="P4">em regime semiaberto, “a recusa desse benefício ao preso albergado constituiria verdadeira contradictio in terminis, pois</text:p>
      <text:p text:style-name="P4">conduziria a uma absurda situação paradoxal, eis que o que cumpre pena em regime mais grave teria direito ao benefício</text:p>
      <text:p text:style-name="P4">legal negado ao que, precisamente por estar em regime aberto, demonstrou possuir condições pessoais mais favoráveis de</text:p>
      <text:p text:style-name="P4">reintegração à vida comunitária”.</text:p>
      <text:p text:style-name="P4">De anotar, também, que o apenado acostou nos autos comprovação da consulta média de sua genitora, bem como suas</text:p>
      <text:p text:style-name="P4">passagens com data de ida e volta, e a reserva do local que irá se hospedar.</text:p>
      <text:p text:style-name="P1"><text:span text:style-name="T1">Em assim sendo, </text:span><text:span text:style-name="T2">concedo ao apenado saída temporária, por quatro dias</text:span><text:span text:style-name="T1">, sem vigilância direta, sujeitando-o, ainda, às</text:span></text:p>
      <text:p text:style-name="P4">seguintes condições, sob pena de revogação imediata do benefício: não cometer qualquer ação considerada crime ou</text:p>
      <text:p text:style-name="P4">contravenção penal; não frequentar casas de jogo ou prostituição; não ingerir bebida alcoólica; e recolher-se ao hotel</text:p>
      <text:p text:style-name="P4">sempre que não estiver no hospital acompanhando sua genitora.</text:p>
      <text:p text:style-name="P4">P.R.I., inclusive o Ministério Público. Cópia desta decisão servirá como ofício dando ciência ao estabelecimento</text:p>
      <text:p text:style-name="P3">prisional de seus termos.</text:p>
      <text:p text:style-name="P3"/>
      <text:p text:style-name="P3"/>
      <text:p text:style-name="P3"/>
      <text:p text:style-name="P3"/>
      <text:p text:style-name="P5">Executando-se pena privativa de liberdade em regime semiaberto, requereu o apenado, através de advogado, autorização para viajar</text:p>
      <text:p text:style-name="P6">a Timbaúba/PE, para participar do aniversário de 82 anos de sua avó, em 20/11/2018.</text:p>
      <text:p text:style-name="P6">Relatados.</text:p>
      <text:p text:style-name="P6">Executando-se pena em regime semiaberto, poderá o apenado participar da comemoração dos 82 anos de idade de sua avó, em</text:p>
      <text:p text:style-name="P6">20/11/2018.</text:p>
      <text:p text:style-name="P6">Isto posto, defiro o peido para que o apenado se ausente da Comarca para viajar a Timbaúba/PE, no período de 19 a 21 de</text:p>
      <text:p text:style-name="P6">novembro deste ano.</text:p>
      <text:p text:style-name="P5">P.I. comunique-se ao presídio e/ou à CEME e expeça-se autorização de viagem.</text:p>
      <text:p text:style-name="P5"/>
      <text:p text:style-name="P2"/>
      <text:p text:style-name="P2"><text:span text:style-name="T8"><text:s/><text:tab/><text:tab/></text:span><text:span text:style-name="T25">Trata-se de execução de pena privativa de liberdade imposta a BRENO EDUARDO DA COSTA, que a cumpre atualmente em regime semiaberto, com uso das tornozeleira eletrônica, o qual requereu autorização de saída temporária para viagem a Belém/PA no período de 07 a 15 de maio de 2019, visando comparecer em audiência trabalhista marcada no dia 08 de maio de 2019 na 10ª Vara do Trabalho de Belém/PA (evento 11).</text:span></text:p>
      <text:p text:style-name="P2"><text:span text:style-name="T8">Adiante, informou que ficará recolhido em uma residência no endereço localizado na </text:span>Av. Cipriano Santos, n. 906, São Brás, CEP: 66090-340 ( evento 11).</text:p>
      <text:p text:style-name="P2">Interveio o Ministério Público, opinando pelo deferimento (evento 14).</text:p>
      <text:p text:style-name="P2">Relatados.</text:p>
      <text:p text:style-name="P2">Nos termos do art. 122, III, da lei nº 7.210/84, os condenados que cumprem pena em regime semiaberto poderão obter autorização para saída temporária do estabelecimento, sem vigilância direta, para, entre outras, participação em atividades que concorram para o retorno ao convívio social, no que deve entender-se que é de direito do apenado em participar de audiência, em que ele é o reclamante da ação.</text:p>
      <text:p text:style-name="P2">Um dos objetivos da pena é promover a ressocialização do apenado, fato este que torna imperiosa a concessão gradativa e em conformidade com a lei, dos benefícios possíveis.</text:p>
      <text:p text:style-name="Text_20_body"><text:span text:style-name="T31">Em assim sendo, concedo ao apenado saída temporária, para Belém/PA, </text:span><text:span text:style-name="Strong_20_Emphasis"><text:span text:style-name="T31">no período de 07/05/2019 a 15/05/2019</text:span></text:span><text:span text:style-name="T31">, sem vigilância direta, sujeitando-o, ainda, às seguintes condições, sob pena de revogação imediata do benefício: não cometer qualquer ação considerada crime ou contravenção penal; não freqüentar </text:span><text:soft-page-break/><text:span text:style-name="T31">casas de jogo ou prostituição; não ingerir bebida alcoólica; e recolher-se à residência no horário de acordo com as regras impostas pela CEME.</text:span></text:p>
      <text:p text:style-name="P2">P.R.I., inclusive o Ministério Público e oficie-se à CEME para que altere o endereço cadastrado do apenado para Av. Cipriano Santos, n. 906, São Brás, CEP: 66090-340, Belém/PA, no período de 07 a 15 de maio de 2019.</text:p>
      <text:p text:style-name="P9"><text:span text:style-name="T9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, serif"/>
    <style:font-face style:name="Times New Roman1" svg:font-family="'Times New Roman', serif"/>
    <style:font-face style:name="Arial1" svg:font-family="Arial" style:font-family-generic="swiss"/>
    <style:font-face style:name="Arial Unicode MS" svg:font-family="'Arial Unicode MS'" style:font-family-generic="roman" style:font-pitch="variable"/>
    <style:font-face style:name="Baskerville" svg:font-family="Baskerville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ookman Old Style" svg:font-family="'Bookman Old Styl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ROSIVALDO_20_2" style:display-name="ROSIVALDO 2" style:family="paragraph" style:default-outline-level="">
      <style:paragraph-properties fo:margin-left="0cm" fo:margin-right="0cm" fo:margin-top="0.106cm" fo:margin-bottom="0.106cm" loext:contextual-spacing="false" fo:line-height="150%" fo:text-align="justify" style:justify-single-word="false" fo:orphans="2" fo:widows="2" fo:text-indent="3cm" style:auto-text-indent="false" style:writing-mode="lr-tb"/>
      <style:text-properties style:font-name="Times New Roman" fo:font-family="'Times New Roman'" style:font-family-generic="roman" style:font-pitch="variable" fo:font-size="12pt" style:font-name-asian="Bookman Old Style" style:font-family-asian="'Bookman Old Styl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aurdiência" style:family="paragraph" style:default-outline-level="">
      <style:paragraph-properties fo:margin-top="0cm" fo:margin-bottom="0cm" loext:contextual-spacing="false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Bookman Old Style" style:font-family-asian="'Bookman Old Styl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termo_20_de_20_audiência" style:display-name="termo de audiência" style:family="paragraph" style:default-outline-level="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Bookman Old Style" style:font-family-asian="'Bookman Old Styl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Body_20_Text_20_2" style:display-name="Body Text 2" style:family="paragraph" style:default-outline-level="">
      <style:paragraph-properties fo:margin-left="10.502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1pt" fo:font-weight="bold" style:font-name-asian="Bookman Old Style" style:font-family-asian="'Bookman Old Style'" style:font-family-generic-asian="system" style:font-pitch-asian="variable" style:font-size-asian="11pt" style:font-weight-asian="bold" style:font-name-complex="Wingdings" style:font-family-complex="Wingdings" style:font-family-generic-complex="system" style:font-pitch-complex="variable" style:font-size-complex="12pt"/>
    </style:style>
    <style:style style:name="Recuo_20_de_20_corpo_20_de_20_texto_20_3" style:display-name="Recuo de corpo de texto 3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2.501cm" style:auto-text-indent="false"/>
      <style:text-properties fo:font-size="12pt" style:font-size-asian="12pt"/>
    </style:style>
    <style:style style:name="Bullet_20_Symbols" style:display-name="Bullet Symbols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StarSymbol" fo:font-family="StarSymbol" style:font-family-generic="roman" style:font-pitch="variable" fo:font-size="9pt" style:font-name-asian="Bookman Old Style" style:font-family-asian="'Bookman Old Style'" style:font-family-generic-asian="system" style:font-pitch-asian="variable" style:font-size-asian="9pt" style:font-name-complex="Wingdings" style:font-family-complex="Wingdings" style:font-family-generic-complex="system" style:font-pitch-complex="variable" style:font-size-complex="12pt"/>
    </style:style>
    <style:style style:name="Ementa" style:family="paragraph" style:default-outline-level="">
      <style:paragraph-properties fo:margin-left="7.001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Symbol" style:font-family-asian="Symbol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exto_20_em_20_bloco" style:display-name="Texto em bloco" style:family="paragraph" style:parent-style-name="Standard" style:default-outline-level="">
      <style:paragraph-properties fo:margin-left="8.251cm" fo:margin-right="0.591cm" fo:margin-top="0cm" fo:margin-bottom="0cm" loext:contextual-spacing="false" fo:text-align="justify" style:justify-single-word="false" fo:text-indent="-2.499cm" style:auto-text-indent="false"/>
      <style:text-properties style:font-name="Baskerville" fo:font-family="Baskerville" style:font-family-generic="roman" style:font-pitch="variable" fo:font-size="14pt" style:font-size-asian="14pt"/>
    </style:style>
    <style:style style:name="Texto_20_em_20_bloco1" style:display-name="Texto em bloco1" style:family="paragraph" style:parent-style-name="Standard" style:default-outline-level="">
      <style:paragraph-properties fo:margin-left="8.251cm" fo:margin-right="0.591cm" fo:margin-top="0cm" fo:margin-bottom="0cm" loext:contextual-spacing="false" fo:text-align="justify" style:justify-single-word="false" fo:text-indent="-2.499cm" style:auto-text-indent="false"/>
      <style:text-properties fo:font-size="14pt" style:font-size-asian="14pt"/>
    </style:style>
    <style:style style:name="Pré-formatação_20_HTML" style:display-name="Pré-formatação HTML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style:font-name="Verdana" fo:font-family="Verdana" style:font-family-generic="roman" style:font-pitch="variable" fo:font-size="12pt" style:font-size-asian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roman" style:font-pitch="variable" fo:font-size="12pt" style:font-size-asian="12pt"/>
    </style:style>
    <style:style style:name="Recuo_20_de_20_corpo_20_de_20_texto_20_2" style:display-name="Recuo de corpo de texto 2" style:family="paragraph" style:default-outline-level="">
      <style:paragraph-properties fo:margin-left="6.502cm" fo:margin-right="0cm" fo:margin-top="0cm" fo:margin-bottom="0cm" loext:contextual-spacing="false" fo:text-align="justify" style:justify-single-word="false" fo:orphans="2" fo:widows="2" fo:text-indent="-2.501cm" style:auto-text-indent="false" style:writing-mode="lr-tb"/>
      <style:text-properties style:font-name="Baskerville" fo:font-family="Baskerville" style:font-family-generic="roman" style:font-pitch="variable" fo:font-size="14pt" style:font-name-asian="Symbol" style:font-family-asian="Symbol" style:font-family-generic-asian="system" style:font-pitch-asian="variable" style:font-size-asian="14pt" style:font-name-complex="Arial" style:font-family-complex="Arial" style:font-family-generic-complex="system" style:font-pitch-complex="variable" style:font-size-complex="12pt"/>
    </style:style>
    <style:style style:name="Text_20_body_20_indent" style:display-name="Text body indent" style:family="paragraph" style:parent-style-name="Text_20_body" style:class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8:05:51.403000000</meta:creation-date>
    <dc:date>2019-05-07T12:13:31.011000000</dc:date>
    <meta:editing-duration>PT3H33M18S</meta:editing-duration>
    <meta:editing-cycles>2</meta:editing-cycles>
    <meta:generator>LibreOffice/6.0.3.2$Windows_X86_64 LibreOffice_project/8f48d515416608e3a835360314dac7e47fd0b821</meta:generator>
    <dc:title>StarWriter</dc:title>
    <dc:description>StarWriter</dc:description>
    <meta:document-statistic meta:table-count="0" meta:image-count="0" meta:object-count="0" meta:page-count="2" meta:paragraph-count="35" meta:word-count="647" meta:character-count="4098" meta:non-whitespace-character-count="3483"/>
    <meta:user-defined meta:name="cdcategoria">15</meta:user-defined>
    <meta:user-defined meta:name="cddocumento">2908797</meta:user-defined>
    <meta:user-defined meta:name="cdimagem">4</meta:user-defined>
    <meta:user-defined meta:name="cdmodelo">89990</meta:user-defined>
    <meta:user-defined meta:name="cdprocesso" meta:value-type="string">0100095VK0000</meta:user-defined>
    <meta:user-defined meta:name="cdusuemedicao" meta:value-type="string">J751987</meta:user-defined>
    <meta:user-defined meta:name="flemitear" meta:value-type="string">N</meta:user-defined>
    <meta:user-defined meta:name="fltipo" meta:value-type="string">G</meta:user-defined>
    <meta:user-defined meta:name="imprimir_cabecalho" meta:value-type="string">Todas</meta:user-defined>
    <meta:user-defined meta:name="nmarquivo" meta:value-type="string">transferência de apenado  fechado [001.09.008496-0_000]</meta:user-defined>
    <meta:user-defined meta:name="nmmodelo" meta:value-type="string">saída viagem</meta:user-defined>
    <meta:user-defined meta:name="nuprocesso" meta:value-type="string">001.09.008496-0</meta:user-defined>
    <meta:user-defined meta:name="nuprocessosemformatacao" meta:value-type="string">001090084960</meta:user-defined>
    <meta:user-defined meta:name="nurecurso" meta:value-type="string">000</meta:user-defined>
    <meta:user-defined meta:name="quantidade_paginas" meta:value-type="string">1</meta:user-defined>
    <meta:user-defined meta:name="sgmodelo" meta:value-type="string">???</meta:user-defined>
    <meta:user-defined meta:name="somenteleitura" meta:value-type="string">N</meta:user-defined>
    <meta:user-defined meta:name="ultimo_auto_salvamento" meta:value-type="string">18/10/2010 12:55:26</meta:user-defined>
    <meta:user-defined meta:name="ultimo_salvamento" meta:value-type="string">18/10/2010 12:55:26</meta:user-defined>
  </office:meta>
</office:document-meta>
</file>